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4.3346in"/>
    </style:style>
    <style:style style:name="co7" style:family="table-column">
      <style:table-column-properties fo:break-before="auto" style:column-width="10.4992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5.3854in"/>
    </style:style>
    <style:style style:name="co10" style:family="table-column">
      <style:table-column-properties fo:break-before="auto" style:column-width="2.1366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1.8256in"/>
    </style:style>
    <style:style style:name="co14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8.022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atus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ivat\Circuit_Design\ControllerV2\Status\StatusPCB\StatusPCB.kicad_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6/09/2022 11:04: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_Bl1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7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8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9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0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19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0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4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6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7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8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9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0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W5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W6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cSy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cSy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cSy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D_Bl1, D_Bl2, D_Bl3, D_Bl4, D_Bl5, D_Bl6, D_Bl7, D_Bl8, D_Bl9, D_Bl10, D_Bl11, D_Bl12, D_Bl13, D_Bl14, D_Bl15, D_Bl16, D_Bl17, D_Bl1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KiCad_Libs:LED_D3.0mm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Q1, Q2, Q3, Q4, Q5, Q6, Q7, Q8, Q9, Q10, Q21, Q22, Q23, Q24, Q25, Q26, Q27, Q28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Q11, Q12, Q13, Q14, Q15, Q16, Q17, Q18, Q19, Q20, Q29, Q30, Q31, Q32, Q33, Q34, Q35, Q3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R1, R15, R16, R17, R18, R19, R20, R21, R22, R23, R24, R33, R34, R35, R36, R37, R38, R39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2, 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R3, R4, R41, R42, R43, R44, R4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R5, R6, R7, R8, R9, R10, R11, R12, R13, R14, R25, R26, R27, R28, R29, R30, R31, R3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W1, SW2, SW3, SW4, SW5, SW6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Button_Switch_THT:SW_MEC_5GTH9</text:p>
          </table:table-cell>
          <table:table-cell office:value-type="string" calcext:value-type="string">
            <text:p>http://www.apem.com/int/index.php?controller=attachment&amp;id_attachment=13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cSy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6T19:51:51.784000000</dc:date>
    <meta:editing-duration>PT11M28S</meta:editing-duration>
    <meta:editing-cycles>3</meta:editing-cycles>
    <meta:generator>LibreOffice/7.3.3.2$Windows_X86_64 LibreOffice_project/d1d0ea68f081ee2800a922cac8f79445e4603348</meta:generator>
    <meta:document-statistic meta:table-count="1" meta:cell-count="753" meta:object-count="0"/>
  </office:meta>
</office:document-meta>
</file>